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-BoldMT1" svg:font-family="Arial-Bold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-BoldMT" svg:font-family="Arial-BoldMT" style:font-family-generic="swiss" style:font-pitch="variable"/>
    <style:font-face style:name="Liberation Sans1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0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0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0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2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1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3.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4cm" fo:min-width="4.8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4cm" fo:min-width="4.4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8.25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65cm" fo:min-width="0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2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1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0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4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423cm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.8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0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032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3.825cm" fo:min-width="1.294cm"/>
    </style:style>
    <style:style style:name="gr25" style:family="graphic" style:parent-style-name="standard">
      <style:graphic-properties draw:fill="none" draw:textarea-vertical-align="middle" draw:auto-grow-height="false" fo:min-height="6.445cm" fo:min-width="1.294cm"/>
    </style:style>
    <style:style style:name="gr26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color="#000000" draw:fill="none" draw:textarea-vertical-align="middle"/>
    </style:style>
    <style:style style:name="gr30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style:font-name="Liberation Serif"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116cm" svg:y1="8.582cm" svg:x2="18.145cm" svg:y2="11.16cm">
          <text:p/>
        </draw:line>
        <draw:line draw:style-name="gr1" draw:text-style-name="P2" draw:layer="layout" svg:x1="6.092cm" svg:y1="8.158cm" svg:x2="6.092cm" svg:y2="11.082cm">
          <text:p/>
        </draw:line>
        <draw:line draw:style-name="gr1" draw:text-style-name="P1" draw:layer="layout" svg:x1="9.476cm" svg:y1="4.088cm" svg:x2="10.659cm" svg:y2="4.088cm">
          <text:p/>
        </draw:line>
        <draw:line draw:style-name="gr2" draw:text-style-name="P1" draw:layer="layout" svg:x1="9.153cm" svg:y1="4.848cm" svg:x2="9.153cm" svg:y2="3.386cm">
          <text:p/>
        </draw:line>
        <draw:custom-shape draw:style-name="gr3" draw:text-style-name="P3" draw:layer="layout" svg:width="0.395cm" svg:height="0.365cm" svg:x="5.874cm" svg:y="9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116cm" svg:y1="4.137cm" svg:x2="18.145cm" svg:y2="7.032cm">
          <text:p/>
        </draw:line>
        <draw:line draw:style-name="gr1" draw:text-style-name="P1" draw:layer="layout" svg:x1="10.768cm" svg:y1="4.137cm" svg:x2="12.346cm" svg:y2="4.137cm">
          <text:p/>
        </draw:line>
        <draw:line draw:style-name="gr1" draw:text-style-name="P1" draw:layer="layout" svg:x1="6.08cm" svg:y1="4.175cm" svg:x2="9.153cm" svg:y2="4.131cm">
          <text:p/>
        </draw:line>
        <draw:frame draw:style-name="gr4" draw:text-style-name="P4" draw:layer="layout" svg:width="1.801cm" svg:height="1.114cm" svg:x="4.81cm" svg:y="4.648cm">
          <draw:text-box>
            <text:p>R<text:span text:style-name="T1">s</text:span></text:p>
          </draw:text-box>
        </draw:frame>
        <draw:line draw:style-name="gr1" draw:text-style-name="P1" draw:layer="layout" svg:x1="13.7cm" svg:y1="11.064cm" svg:x2="13.7cm" svg:y2="11.795cm">
          <text:p/>
        </draw:line>
        <draw:line draw:style-name="gr1" draw:text-style-name="P1" draw:layer="layout" svg:x1="12.747cm" svg:y1="11.795cm" svg:x2="14.72cm" svg:y2="11.795cm">
          <text:p/>
        </draw:line>
        <draw:line draw:style-name="gr1" draw:text-style-name="P1" draw:layer="layout" svg:x1="13.065cm" svg:y1="12.112cm" svg:x2="14.652cm" svg:y2="12.112cm">
          <text:p/>
        </draw:line>
        <draw:line draw:style-name="gr1" draw:text-style-name="P1" draw:layer="layout" svg:x1="13.382cm" svg:y1="12.43cm" svg:x2="14.171cm" svg:y2="12.43cm">
          <text:p/>
        </draw:line>
        <draw:custom-shape draw:style-name="gr5" draw:text-style-name="P5" draw:layer="layout" svg:width="0.395cm" svg:height="0.365cm" svg:x="5.862cm" svg:y="3.927cm"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526cm" svg:y1="4.848cm" svg:x2="9.526cm" svg:y2="3.386cm">
          <text:p/>
        </draw:line>
        <draw:frame draw:style-name="gr6" draw:text-style-name="P4" draw:layer="layout" svg:width="1.744cm" svg:height="1.114cm" svg:x="3.066cm" svg:y="7.667cm">
          <draw:text-box>
            <text:p>V<text:span text:style-name="T1">s</text:span></text:p>
          </draw:text-box>
        </draw:frame>
        <draw:custom-shape draw:style-name="gr5" draw:text-style-name="P5" draw:layer="layout" svg:width="0.395cm" svg:height="0.365cm" svg:x="10.363cm" svg:y="3.927cm"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0.573cm" svg:y1="6.716cm" svg:x2="10.573cm" svg:y2="4.251cm">
          <text:p/>
        </draw:line>
        <draw:line draw:style-name="gr1" draw:text-style-name="P1" draw:layer="layout" svg:x1="10.583cm" svg:y1="11.162cm" svg:x2="10.577cm" svg:y2="8.931cm">
          <text:p/>
        </draw:line>
        <draw:frame draw:style-name="gr7" draw:text-style-name="P4" draw:layer="layout" svg:width="1.629cm" svg:height="1.114cm" svg:x="8.937cm" svg:y="2.426cm">
          <draw:text-box>
            <text:p>C<text:span text:style-name="T1">s</text:span></text:p>
          </draw:text-box>
        </draw:frame>
        <draw:line draw:style-name="gr1" draw:text-style-name="P1" draw:layer="layout" svg:x1="13.7cm" svg:y1="11.795cm" svg:x2="13.7cm" svg:y2="9.255cm">
          <text:p/>
        </draw:line>
        <draw:custom-shape draw:style-name="gr8" draw:text-style-name="P3" draw:layer="layout" svg:width="19.926cm" svg:height="0.075cm" svg:x="6.035cm" svg:y="11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5.388cm" svg:height="2.744cm" svg:x="6.724cm" svg:y="13.813cm">
          <draw:text-box>
            <text:p><text:span text:style-name="T2">Input stage</text:span> </text:p>
          </draw:text-box>
        </draw:frame>
        <draw:frame draw:style-name="gr10" draw:text-style-name="P4" draw:layer="layout" svg:width="4.914cm" svg:height="2.744cm" svg:x="12.747cm" svg:y="13.913cm">
          <draw:text-box>
            <text:p><text:span text:style-name="T2">Gain Stage</text:span></text:p>
            <text:p/>
          </draw:text-box>
        </draw:frame>
        <draw:frame draw:style-name="gr11" draw:text-style-name="P4" draw:layer="layout" svg:width="8.759cm" svg:height="1.926cm" svg:x="20.367cm" svg:y="13.996cm">
          <draw:text-box>
            <text:p><text:span text:style-name="T2">Output stage</text:span></text:p>
            <text:p/>
          </draw:text-box>
        </draw:frame>
        <draw:line draw:style-name="gr1" draw:text-style-name="P1" draw:layer="layout" svg:x1="12.199cm" svg:y1="4.137cm" svg:x2="12.988cm" svg:y2="4.137cm">
          <text:p/>
        </draw:line>
        <draw:line draw:style-name="gr1" draw:text-style-name="P1" draw:layer="layout" svg:x1="12.988cm" svg:y1="4.137cm" svg:x2="12.988cm" svg:y2="4.503cm">
          <text:p/>
        </draw:line>
        <draw:line draw:style-name="gr1" draw:text-style-name="P1" draw:layer="layout" svg:x1="13.025cm" svg:y1="7.062cm" svg:x2="13.025cm" svg:y2="6.078cm">
          <text:p/>
        </draw:line>
        <draw:line draw:style-name="gr1" draw:text-style-name="P6" draw:layer="layout" svg:x1="12.988cm" svg:y1="7.061cm" svg:x2="16.143cm" svg:y2="7.061cm">
          <text:p/>
        </draw:line>
        <draw:line draw:style-name="gr1" draw:text-style-name="P1" draw:layer="layout" svg:x1="13.653cm" svg:y1="7.792cm" svg:x2="13.653cm" svg:y2="7.061cm">
          <text:p/>
        </draw:line>
        <draw:line draw:style-name="gr1" draw:text-style-name="P1" draw:layer="layout" svg:x1="16.181cm" svg:y1="4.814cm" svg:x2="16.181cm" svg:y2="4.131cm">
          <text:p/>
        </draw:line>
        <draw:line draw:style-name="gr1" draw:text-style-name="P1" draw:layer="layout" svg:x1="16.122cm" svg:y1="6.33cm" svg:x2="16.122cm" svg:y2="7.061cm">
          <text:p/>
        </draw:line>
        <draw:line draw:style-name="gr1" draw:text-style-name="P1" draw:layer="layout" svg:x1="14.814cm" svg:y1="4.137cm" svg:x2="14.814cm" svg:y2="4.503cm">
          <text:p/>
        </draw:line>
        <draw:line draw:style-name="gr1" draw:text-style-name="P1" draw:layer="layout" svg:x1="14.814cm" svg:y1="6.33cm" svg:x2="14.814cm" svg:y2="7.061cm">
          <text:p/>
        </draw:line>
        <draw:custom-shape draw:style-name="gr12" draw:text-style-name="P5" draw:layer="layout" svg:width="0.789cm" svg:height="1.827cm" svg:x="14.442cm" svg:y="4.5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layout" svg:x1="14.837cm" svg:y1="4.868cm" svg:x2="14.837cm" svg:y2="5.965cm">
          <text:p/>
        </draw:line>
        <draw:line draw:style-name="gr1" draw:text-style-name="P1" draw:layer="layout" svg:x1="14.837cm" svg:y1="4.137cm" svg:x2="19.57cm" svg:y2="4.137cm">
          <text:p/>
        </draw:line>
        <draw:frame draw:style-name="gr14" draw:text-style-name="P8" draw:layer="layout" svg:width="1.749cm" svg:height="1.108cm" draw:transform="rotate (1.5707963267949) translate (16.24cm 6.08cm)">
          <draw:text-box>
            <text:p text:style-name="P7"><text:span text:style-name="T3">R</text:span><text:span text:style-name="T4">o1</text:span></text:p>
          </draw:text-box>
        </draw:frame>
        <draw:frame draw:style-name="gr15" draw:text-style-name="P8" draw:layer="layout" svg:width="1.002cm" svg:height="1.107cm" svg:x="16.875cm" svg:y="7.032cm">
          <draw:text-box>
            <text:p text:style-name="P7"><text:span text:style-name="T3">R</text:span><text:span text:style-name="T4">c</text:span></text:p>
          </draw:text-box>
        </draw:frame>
        <draw:frame draw:style-name="gr16" draw:text-style-name="P8" draw:layer="layout" svg:width="2.576cm" svg:height="1.107cm" draw:transform="rotate (1.5707963267949) translate (12.593cm 9.608cm)">
          <draw:text-box>
            <text:p text:style-name="P7"><text:span text:style-name="T3">R</text:span><text:span text:style-name="T4">E </text:span><text:span text:style-name="T3">|| C</text:span><text:span text:style-name="T4">b</text:span></text:p>
          </draw:text-box>
        </draw:frame>
        <draw:frame draw:style-name="gr17" draw:text-style-name="P8" draw:layer="layout" svg:width="2.969cm" svg:height="1.107cm" draw:transform="rotate (1.5707963267949) translate (9.255cm 9.049cm)">
          <draw:text-box>
            <text:p text:style-name="P7"><text:span text:style-name="T5">R</text:span><text:span text:style-name="T4">B1 </text:span><text:span text:style-name="T5">|| R</text:span><text:span text:style-name="T4">B2</text:span></text:p>
          </draw:text-box>
        </draw:frame>
        <draw:line draw:style-name="gr1" draw:text-style-name="P1" draw:layer="layout" svg:x1="19.299cm" svg:y1="4.147cm" svg:x2="20.088cm" svg:y2="4.147cm">
          <text:p/>
        </draw:line>
        <draw:line draw:style-name="gr1" draw:text-style-name="P1" draw:layer="layout" svg:x1="20.088cm" svg:y1="4.147cm" svg:x2="20.088cm" svg:y2="4.513cm">
          <text:p/>
        </draw:line>
        <draw:line draw:style-name="gr1" draw:text-style-name="P1" draw:layer="layout" svg:x1="20.069cm" svg:y1="7.071cm" svg:x2="20.069cm" svg:y2="6.079cm">
          <text:p/>
        </draw:line>
        <draw:line draw:style-name="gr1" draw:text-style-name="P6" draw:layer="layout" svg:x1="20.088cm" svg:y1="7.061cm" svg:x2="24.427cm" svg:y2="7.061cm">
          <text:p/>
        </draw:line>
        <draw:line draw:style-name="gr1" draw:text-style-name="P1" draw:layer="layout" svg:x1="20.719cm" svg:y1="7.669cm" svg:x2="20.719cm" svg:y2="7.069cm">
          <text:p/>
        </draw:line>
        <draw:line draw:style-name="gr1" draw:text-style-name="P1" draw:layer="layout" svg:x1="24.516cm" svg:y1="4.81cm" svg:x2="24.516cm" svg:y2="4.145cm">
          <text:p/>
        </draw:line>
        <draw:line draw:style-name="gr1" draw:text-style-name="P1" draw:layer="layout" svg:x1="24.455cm" svg:y1="7.077cm" svg:x2="24.455cm" svg:y2="6.078cm">
          <text:p/>
        </draw:line>
        <draw:line draw:style-name="gr1" draw:text-style-name="P1" draw:layer="layout" svg:x1="22.784cm" svg:y1="4.147cm" svg:x2="22.784cm" svg:y2="4.513cm">
          <text:p/>
        </draw:line>
        <draw:line draw:style-name="gr1" draw:text-style-name="P1" draw:layer="layout" svg:x1="22.784cm" svg:y1="6.34cm" svg:x2="22.784cm" svg:y2="7.071cm">
          <text:p/>
        </draw:line>
        <draw:custom-shape draw:style-name="gr12" draw:text-style-name="P5" draw:layer="layout" svg:width="0.789cm" svg:height="1.827cm" svg:x="22.411cm" svg:y="4.5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layout" svg:x1="22.806cm" svg:y1="4.878cm" svg:x2="22.806cm" svg:y2="5.975cm">
          <text:p/>
        </draw:line>
        <draw:line draw:style-name="gr1" draw:text-style-name="P1" draw:layer="layout" svg:x1="20.707cm" svg:y1="9.254cm" svg:x2="20.707cm" svg:y2="11.082cm">
          <text:p/>
        </draw:line>
        <draw:frame draw:style-name="gr18" draw:text-style-name="P8" draw:layer="layout" svg:width="1.923cm" svg:height="1.108cm" svg:x="19.397cm" svg:y="8.147cm">
          <draw:text-box>
            <text:p text:style-name="P7"><text:span text:style-name="T3">R</text:span><text:span text:style-name="T4">out</text:span></text:p>
          </draw:text-box>
        </draw:frame>
        <draw:line draw:style-name="gr1" draw:text-style-name="P1" draw:layer="layout" svg:x1="21.936cm" svg:y1="7.061cm" svg:x2="21.936cm" svg:y2="8.158cm">
          <text:p/>
        </draw:line>
        <draw:line draw:style-name="gr19" draw:text-style-name="P1" draw:layer="layout" svg:x1="21.541cm" svg:y1="8.158cm" svg:x2="22.33cm" svg:y2="8.158cm">
          <text:p/>
        </draw:line>
        <draw:line draw:style-name="gr19" draw:text-style-name="P1" draw:layer="layout" svg:x1="21.541cm" svg:y1="8.523cm" svg:x2="22.33cm" svg:y2="8.523cm">
          <text:p/>
        </draw:line>
        <draw:line draw:style-name="gr1" draw:text-style-name="P1" draw:layer="layout" svg:x1="21.936cm" svg:y1="8.523cm" svg:x2="21.955cm" svg:y2="9.572cm">
          <text:p/>
        </draw:line>
        <draw:frame draw:style-name="gr7" draw:text-style-name="P8" draw:layer="layout" svg:width="1.629cm" svg:height="1.107cm" svg:x="22.272cm" svg:y="7.83cm">
          <draw:text-box>
            <text:p text:style-name="P7"><text:span text:style-name="T3">C</text:span><text:span text:style-name="T4">o</text:span></text:p>
          </draw:text-box>
        </draw:frame>
        <draw:frame draw:style-name="gr7" draw:text-style-name="P8" draw:layer="layout" svg:width="1.629cm" svg:height="1.107cm" svg:x="22.231cm" svg:y="9.572cm">
          <draw:text-box>
            <text:p text:style-name="P7"><text:span text:style-name="T3">R</text:span><text:span text:style-name="T4">L</text:span></text:p>
          </draw:text-box>
        </draw:frame>
        <draw:line draw:style-name="gr1" draw:text-style-name="P1" draw:layer="layout" svg:x1="22.725cm" svg:y1="4.137cm" svg:x2="25.88cm" svg:y2="4.137cm">
          <text:p/>
        </draw:line>
        <draw:frame draw:style-name="gr20" draw:text-style-name="P4" draw:layer="layout" svg:width="1.416cm" svg:height="1.114cm" draw:transform="rotate (1.5707963267949) translate (11.499cm 6.035cm)">
          <draw:text-box>
            <text:p>R<text:span text:style-name="T1">π1</text:span></text:p>
          </draw:text-box>
        </draw:frame>
        <draw:frame draw:style-name="gr21" draw:text-style-name="P10" draw:layer="layout" svg:width="1.61cm" svg:height="2.293cm" svg:x="13.065cm" svg:y="4.422cm">
          <draw:text-box>
            <text:p text:style-name="P9"><text:span text:style-name="T6">+</text:span></text:p>
            <text:p text:style-name="P9"><text:span text:style-name="T6">V</text:span><text:span text:style-name="T7">π1</text:span></text:p>
            <text:p text:style-name="P9"><text:span text:style-name="T7">-</text:span></text:p>
          </draw:text-box>
        </draw:frame>
        <draw:frame draw:style-name="gr22" draw:text-style-name="P12" draw:layer="layout" svg:width="2.223cm" svg:height="0.966cm" svg:x="14.017cm" svg:y="3.222cm">
          <draw:text-box>
            <text:p text:style-name="P11"><text:span text:style-name="T8">g</text:span><text:span text:style-name="T9">m1</text:span><text:span text:style-name="T10">*V</text:span><text:span text:style-name="T7">π</text:span><text:span text:style-name="T7">1</text:span></text:p>
          </draw:text-box>
        </draw:frame>
        <draw:frame draw:style-name="gr20" draw:text-style-name="P4" draw:layer="layout" svg:width="1.416cm" svg:height="1.114cm" draw:transform="rotate (1.5707963267949) translate (18.78cm 6.08cm)">
          <draw:text-box>
            <text:p>R<text:span text:style-name="T1">π2</text:span></text:p>
          </draw:text-box>
        </draw:frame>
        <draw:frame draw:style-name="gr23" draw:text-style-name="P10" draw:layer="layout" svg:width="1.905cm" svg:height="2.282cm" svg:x="20.367cm" svg:y="4.433cm">
          <draw:text-box>
            <text:p text:style-name="P9"><text:span text:style-name="T6">+</text:span></text:p>
            <text:p text:style-name="P9"><text:span text:style-name="T6">V</text:span><text:span text:style-name="T7">π2</text:span></text:p>
            <text:p text:style-name="P9"><text:span text:style-name="T7">-</text:span></text:p>
          </draw:text-box>
        </draw:frame>
        <draw:frame draw:style-name="gr22" draw:text-style-name="P12" draw:layer="layout" svg:width="2.223cm" svg:height="0.966cm" svg:x="21.955cm" svg:y="3.209cm">
          <draw:text-box>
            <text:p text:style-name="P11"><text:span text:style-name="T8">g</text:span><text:span text:style-name="T9">m</text:span><text:span text:style-name="T9">2</text:span><text:span text:style-name="T10">*</text:span><text:span text:style-name="T10">V</text:span><text:span text:style-name="T7">π</text:span><text:span text:style-name="T7">2</text:span></text:p>
          </draw:text-box>
        </draw:frame>
        <draw:frame draw:style-name="gr14" draw:text-style-name="P8" draw:layer="layout" svg:width="1.749cm" svg:height="1.108cm" draw:transform="rotate (1.5707963267949) translate (24.812cm 6.241cm)">
          <draw:text-box>
            <text:p text:style-name="P7"><text:span text:style-name="T3">R</text:span><text:span text:style-name="T4">o</text:span><text:span text:style-name="T4">2</text:span></text:p>
          </draw:text-box>
        </draw:frame>
        <draw:custom-shape draw:style-name="gr3" draw:text-style-name="P3" draw:layer="layout" svg:width="0.395cm" svg:height="0.365cm" svg:x="21.737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54cm" svg:height="4.445cm" draw:transform="rotate (1.5707963267949) translate (6.08cm 14.65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5" draw:text-style-name="P1" draw:layer="layout" svg:width="2.54cm" svg:height="7.303cm" draw:transform="rotate (1.5707963267949) translate (18.462cm 14.65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5" draw:text-style-name="P1" draw:layer="layout" svg:width="2.54cm" svg:height="7.303cm" draw:transform="rotate (1.5707963267949) translate (10.842cm 14.65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5" draw:layer="layout" svg:width="0.395cm" svg:height="0.365cm" svg:x="17.927cm" svg:y="4.027cm"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95cm" svg:height="0.365cm" svg:x="21.737cm" svg:y="8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5.865cm" svg:y1="4.075cm" svg:x2="25.865cm" svg:y2="11.06cm">
          <text:p/>
        </draw:line>
        <draw:g>
          <draw:line draw:style-name="gr26" draw:text-style-name="P13" draw:layer="layout" svg:x1="5.995cm" svg:y1="5.995cm" svg:x2="5.762cm" svg:y2="5.874cm">
            <text:p/>
          </draw:line>
          <draw:line draw:style-name="gr26" draw:text-style-name="P13" draw:layer="layout" svg:x1="6.237cm" svg:y1="5.622cm" svg:x2="5.763cm" svg:y2="5.876cm">
            <text:p/>
          </draw:line>
          <draw:line draw:style-name="gr26" draw:text-style-name="P13" draw:layer="layout" svg:x1="6.263cm" svg:y1="5.123cm" svg:x2="5.789cm" svg:y2="4.869cm">
            <text:p/>
          </draw:line>
          <draw:line draw:style-name="gr26" draw:text-style-name="P13" draw:layer="layout" svg:x1="6.248cm" svg:y1="5.634cm" svg:x2="5.774cm" svg:y2="5.38cm">
            <text:p/>
          </draw:line>
          <draw:line draw:style-name="gr26" draw:text-style-name="P13" draw:layer="layout" svg:x1="6.261cm" svg:y1="5.113cm" svg:x2="5.787cm" svg:y2="5.367cm">
            <text:p/>
          </draw:line>
          <draw:line draw:style-name="gr26" draw:text-style-name="P13" draw:layer="layout" svg:x1="6.261cm" svg:y1="4.608cm" svg:x2="5.787cm" svg:y2="4.862cm">
            <text:p/>
          </draw:line>
          <draw:line draw:style-name="gr26" draw:text-style-name="P13" draw:layer="layout" svg:x1="6.237cm" svg:y1="4.613cm" svg:x2="6.004cm" svg:y2="4.492cm">
            <text:p/>
          </draw:line>
        </draw:g>
        <draw:line draw:style-name="gr1" draw:text-style-name="P1" draw:layer="layout" svg:x1="5.98cm" svg:y1="4.175cm" svg:x2="5.98cm" svg:y2="4.492cm">
          <text:p/>
        </draw:line>
        <draw:line draw:style-name="gr1" draw:text-style-name="P1" draw:layer="layout" svg:x1="5.98cm" svg:y1="5.98cm" svg:x2="5.98cm" svg:y2="7.25cm">
          <text:p/>
        </draw:line>
        <draw:g>
          <draw:line draw:style-name="gr27" draw:text-style-name="P13" draw:layer="layout" svg:x1="10.622cm" svg:y1="8.937cm" svg:x2="10.241cm" svg:y2="8.758cm">
            <text:p/>
          </draw:line>
          <draw:line draw:style-name="gr27" draw:text-style-name="P13" draw:layer="layout" svg:x1="11.016cm" svg:y1="8.386cm" svg:x2="10.242cm" svg:y2="8.762cm">
            <text:p/>
          </draw:line>
          <draw:line draw:style-name="gr27" draw:text-style-name="P13" draw:layer="layout" svg:x1="11.06cm" svg:y1="7.649cm" svg:x2="10.286cm" svg:y2="7.273cm">
            <text:p/>
          </draw:line>
          <draw:line draw:style-name="gr27" draw:text-style-name="P13" draw:layer="layout" svg:x1="11.035cm" svg:y1="8.403cm" svg:x2="10.261cm" svg:y2="8.027cm">
            <text:p/>
          </draw:line>
          <draw:line draw:style-name="gr27" draw:text-style-name="P13" draw:layer="layout" svg:x1="11.055cm" svg:y1="7.633cm" svg:x2="10.281cm" svg:y2="8.009cm">
            <text:p/>
          </draw:line>
          <draw:line draw:style-name="gr27" draw:text-style-name="P13" draw:layer="layout" svg:x1="11.056cm" svg:y1="6.887cm" svg:x2="10.282cm" svg:y2="7.263cm">
            <text:p/>
          </draw:line>
          <draw:line draw:style-name="gr27" draw:text-style-name="P13" draw:layer="layout" svg:x1="11.018cm" svg:y1="6.894cm" svg:x2="10.637cm" svg:y2="6.715cm">
            <text:p/>
          </draw:line>
        </draw:g>
        <draw:g>
          <draw:line draw:style-name="gr27" draw:text-style-name="P13" draw:layer="layout" svg:x1="13.649cm" svg:y1="9.355cm" svg:x2="13.416cm" svg:y2="9.227cm">
            <text:p/>
          </draw:line>
          <draw:line draw:style-name="gr27" draw:text-style-name="P13" draw:layer="layout" svg:x1="13.891cm" svg:y1="8.961cm" svg:x2="13.417cm" svg:y2="9.23cm">
            <text:p/>
          </draw:line>
          <draw:line draw:style-name="gr27" draw:text-style-name="P13" draw:layer="layout" svg:x1="13.917cm" svg:y1="8.435cm" svg:x2="13.443cm" svg:y2="8.166cm">
            <text:p/>
          </draw:line>
          <draw:line draw:style-name="gr27" draw:text-style-name="P13" draw:layer="layout" svg:x1="13.902cm" svg:y1="8.974cm" svg:x2="13.428cm" svg:y2="8.705cm">
            <text:p/>
          </draw:line>
          <draw:line draw:style-name="gr27" draw:text-style-name="P13" draw:layer="layout" svg:x1="13.915cm" svg:y1="8.423cm" svg:x2="13.441cm" svg:y2="8.692cm">
            <text:p/>
          </draw:line>
          <draw:line draw:style-name="gr27" draw:text-style-name="P13" draw:layer="layout" svg:x1="13.915cm" svg:y1="7.89cm" svg:x2="13.441cm" svg:y2="8.159cm">
            <text:p/>
          </draw:line>
          <draw:line draw:style-name="gr27" draw:text-style-name="P13" draw:layer="layout" svg:x1="13.891cm" svg:y1="7.895cm" svg:x2="13.658cm" svg:y2="7.767cm">
            <text:p/>
          </draw:line>
        </draw:g>
        <draw:g>
          <draw:line draw:style-name="gr26" draw:text-style-name="P13" draw:layer="layout" svg:x1="12.98cm" svg:y1="6.095cm" svg:x2="12.747cm" svg:y2="5.974cm">
            <text:p/>
          </draw:line>
          <draw:line draw:style-name="gr26" draw:text-style-name="P13" draw:layer="layout" svg:x1="13.222cm" svg:y1="5.722cm" svg:x2="12.748cm" svg:y2="5.976cm">
            <text:p/>
          </draw:line>
          <draw:line draw:style-name="gr26" draw:text-style-name="P13" draw:layer="layout" svg:x1="13.248cm" svg:y1="5.223cm" svg:x2="12.774cm" svg:y2="4.969cm">
            <text:p/>
          </draw:line>
          <draw:line draw:style-name="gr26" draw:text-style-name="P13" draw:layer="layout" svg:x1="13.233cm" svg:y1="5.734cm" svg:x2="12.759cm" svg:y2="5.48cm">
            <text:p/>
          </draw:line>
          <draw:line draw:style-name="gr26" draw:text-style-name="P13" draw:layer="layout" svg:x1="13.246cm" svg:y1="5.213cm" svg:x2="12.772cm" svg:y2="5.467cm">
            <text:p/>
          </draw:line>
          <draw:line draw:style-name="gr26" draw:text-style-name="P13" draw:layer="layout" svg:x1="13.246cm" svg:y1="4.708cm" svg:x2="12.772cm" svg:y2="4.962cm">
            <text:p/>
          </draw:line>
          <draw:line draw:style-name="gr26" draw:text-style-name="P13" draw:layer="layout" svg:x1="13.222cm" svg:y1="4.713cm" svg:x2="12.989cm" svg:y2="4.592cm">
            <text:p/>
          </draw:line>
        </draw:g>
        <draw:g>
          <draw:line draw:style-name="gr26" draw:text-style-name="P13" draw:layer="layout" svg:x1="16.155cm" svg:y1="6.313cm" svg:x2="15.922cm" svg:y2="6.192cm">
            <text:p/>
          </draw:line>
          <draw:line draw:style-name="gr26" draw:text-style-name="P13" draw:layer="layout" svg:x1="16.397cm" svg:y1="5.94cm" svg:x2="15.923cm" svg:y2="6.194cm">
            <text:p/>
          </draw:line>
          <draw:line draw:style-name="gr26" draw:text-style-name="P13" draw:layer="layout" svg:x1="16.423cm" svg:y1="5.441cm" svg:x2="15.949cm" svg:y2="5.187cm">
            <text:p/>
          </draw:line>
          <draw:line draw:style-name="gr26" draw:text-style-name="P13" draw:layer="layout" svg:x1="16.408cm" svg:y1="5.952cm" svg:x2="15.934cm" svg:y2="5.698cm">
            <text:p/>
          </draw:line>
          <draw:line draw:style-name="gr26" draw:text-style-name="P13" draw:layer="layout" svg:x1="16.421cm" svg:y1="5.431cm" svg:x2="15.947cm" svg:y2="5.685cm">
            <text:p/>
          </draw:line>
          <draw:line draw:style-name="gr26" draw:text-style-name="P13" draw:layer="layout" svg:x1="16.421cm" svg:y1="4.926cm" svg:x2="15.947cm" svg:y2="5.18cm">
            <text:p/>
          </draw:line>
          <draw:line draw:style-name="gr26" draw:text-style-name="P13" draw:layer="layout" svg:x1="16.397cm" svg:y1="4.931cm" svg:x2="16.164cm" svg:y2="4.81cm">
            <text:p/>
          </draw:line>
        </draw:g>
        <draw:g>
          <draw:line draw:style-name="gr28" draw:text-style-name="P13" draw:layer="layout" svg:x1="21.904cm" svg:y1="10.842cm" svg:x2="21.671cm" svg:y2="10.74cm">
            <text:p/>
          </draw:line>
          <draw:line draw:style-name="gr28" draw:text-style-name="P13" draw:layer="layout" svg:x1="22.146cm" svg:y1="10.527cm" svg:x2="21.672cm" svg:y2="10.742cm">
            <text:p/>
          </draw:line>
          <draw:line draw:style-name="gr28" draw:text-style-name="P13" draw:layer="layout" svg:x1="22.172cm" svg:y1="10.106cm" svg:x2="21.698cm" svg:y2="9.891cm">
            <text:p/>
          </draw:line>
          <draw:line draw:style-name="gr28" draw:text-style-name="P13" draw:layer="layout" svg:x1="22.157cm" svg:y1="10.537cm" svg:x2="21.683cm" svg:y2="10.322cm">
            <text:p/>
          </draw:line>
          <draw:line draw:style-name="gr28" draw:text-style-name="P13" draw:layer="layout" svg:x1="22.17cm" svg:y1="10.097cm" svg:x2="21.696cm" svg:y2="10.312cm">
            <text:p/>
          </draw:line>
          <draw:line draw:style-name="gr28" draw:text-style-name="P13" draw:layer="layout" svg:x1="22.17cm" svg:y1="9.67cm" svg:x2="21.696cm" svg:y2="9.885cm">
            <text:p/>
          </draw:line>
          <draw:line draw:style-name="gr28" draw:text-style-name="P13" draw:layer="layout" svg:x1="22.146cm" svg:y1="9.674cm" svg:x2="21.913cm" svg:y2="9.572cm">
            <text:p/>
          </draw:line>
        </draw:g>
        <draw:line draw:style-name="gr1" draw:text-style-name="P1" draw:layer="layout" svg:x1="21.855cm" svg:y1="10.742cm" svg:x2="21.855cm" svg:y2="11.06cm">
          <text:p/>
        </draw:line>
        <draw:g>
          <draw:line draw:style-name="gr27" draw:text-style-name="P13" draw:layer="layout" svg:x1="18.06cm" svg:y1="8.62cm" svg:x2="17.827cm" svg:y2="8.492cm">
            <text:p/>
          </draw:line>
          <draw:line draw:style-name="gr27" draw:text-style-name="P13" draw:layer="layout" svg:x1="18.302cm" svg:y1="8.226cm" svg:x2="17.828cm" svg:y2="8.495cm">
            <text:p/>
          </draw:line>
          <draw:line draw:style-name="gr27" draw:text-style-name="P13" draw:layer="layout" svg:x1="18.328cm" svg:y1="7.7cm" svg:x2="17.854cm" svg:y2="7.431cm">
            <text:p/>
          </draw:line>
          <draw:line draw:style-name="gr27" draw:text-style-name="P13" draw:layer="layout" svg:x1="18.313cm" svg:y1="8.239cm" svg:x2="17.839cm" svg:y2="7.97cm">
            <text:p/>
          </draw:line>
          <draw:line draw:style-name="gr27" draw:text-style-name="P13" draw:layer="layout" svg:x1="18.326cm" svg:y1="7.688cm" svg:x2="17.852cm" svg:y2="7.957cm">
            <text:p/>
          </draw:line>
          <draw:line draw:style-name="gr27" draw:text-style-name="P13" draw:layer="layout" svg:x1="18.326cm" svg:y1="7.155cm" svg:x2="17.852cm" svg:y2="7.424cm">
            <text:p/>
          </draw:line>
          <draw:line draw:style-name="gr27" draw:text-style-name="P13" draw:layer="layout" svg:x1="18.302cm" svg:y1="7.16cm" svg:x2="18.069cm" svg:y2="7.032cm">
            <text:p/>
          </draw:line>
        </draw:g>
        <draw:g>
          <draw:line draw:style-name="gr27" draw:text-style-name="P13" draw:layer="layout" svg:x1="20.734cm" svg:y1="9.255cm" svg:x2="20.501cm" svg:y2="9.127cm">
            <text:p/>
          </draw:line>
          <draw:line draw:style-name="gr27" draw:text-style-name="P13" draw:layer="layout" svg:x1="20.976cm" svg:y1="8.861cm" svg:x2="20.502cm" svg:y2="9.13cm">
            <text:p/>
          </draw:line>
          <draw:line draw:style-name="gr27" draw:text-style-name="P13" draw:layer="layout" svg:x1="21.002cm" svg:y1="8.335cm" svg:x2="20.528cm" svg:y2="8.066cm">
            <text:p/>
          </draw:line>
          <draw:line draw:style-name="gr27" draw:text-style-name="P13" draw:layer="layout" svg:x1="20.987cm" svg:y1="8.874cm" svg:x2="20.513cm" svg:y2="8.605cm">
            <text:p/>
          </draw:line>
          <draw:line draw:style-name="gr27" draw:text-style-name="P13" draw:layer="layout" svg:x1="21cm" svg:y1="8.323cm" svg:x2="20.526cm" svg:y2="8.592cm">
            <text:p/>
          </draw:line>
          <draw:line draw:style-name="gr27" draw:text-style-name="P13" draw:layer="layout" svg:x1="21cm" svg:y1="7.79cm" svg:x2="20.526cm" svg:y2="8.059cm">
            <text:p/>
          </draw:line>
          <draw:line draw:style-name="gr27" draw:text-style-name="P13" draw:layer="layout" svg:x1="20.976cm" svg:y1="7.795cm" svg:x2="20.743cm" svg:y2="7.667cm">
            <text:p/>
          </draw:line>
        </draw:g>
        <draw:g>
          <draw:line draw:style-name="gr26" draw:text-style-name="P13" draw:layer="layout" svg:x1="24.51cm" svg:y1="6.095cm" svg:x2="24.277cm" svg:y2="5.992cm">
            <text:p/>
          </draw:line>
          <draw:line draw:style-name="gr26" draw:text-style-name="P13" draw:layer="layout" svg:x1="24.752cm" svg:y1="5.776cm" svg:x2="24.278cm" svg:y2="5.993cm">
            <text:p/>
          </draw:line>
          <draw:line draw:style-name="gr26" draw:text-style-name="P13" draw:layer="layout" svg:x1="24.778cm" svg:y1="5.35cm" svg:x2="24.304cm" svg:y2="5.133cm">
            <text:p/>
          </draw:line>
          <draw:line draw:style-name="gr26" draw:text-style-name="P13" draw:layer="layout" svg:x1="24.763cm" svg:y1="5.786cm" svg:x2="24.289cm" svg:y2="5.569cm">
            <text:p/>
          </draw:line>
          <draw:line draw:style-name="gr26" draw:text-style-name="P13" draw:layer="layout" svg:x1="24.776cm" svg:y1="5.341cm" svg:x2="24.302cm" svg:y2="5.558cm">
            <text:p/>
          </draw:line>
          <draw:line draw:style-name="gr26" draw:text-style-name="P13" draw:layer="layout" svg:x1="24.776cm" svg:y1="4.91cm" svg:x2="24.302cm" svg:y2="5.127cm">
            <text:p/>
          </draw:line>
          <draw:line draw:style-name="gr26" draw:text-style-name="P13" draw:layer="layout" svg:x1="24.752cm" svg:y1="4.913cm" svg:x2="24.519cm" svg:y2="4.81cm">
            <text:p/>
          </draw:line>
        </draw:g>
        <draw:g>
          <draw:line draw:style-name="gr26" draw:text-style-name="P13" draw:layer="layout" svg:x1="20.099cm" svg:y1="5.995cm" svg:x2="19.866cm" svg:y2="5.874cm">
            <text:p/>
          </draw:line>
          <draw:line draw:style-name="gr26" draw:text-style-name="P13" draw:layer="layout" svg:x1="20.341cm" svg:y1="5.622cm" svg:x2="19.867cm" svg:y2="5.876cm">
            <text:p/>
          </draw:line>
          <draw:line draw:style-name="gr26" draw:text-style-name="P13" draw:layer="layout" svg:x1="20.367cm" svg:y1="5.123cm" svg:x2="19.893cm" svg:y2="4.869cm">
            <text:p/>
          </draw:line>
          <draw:line draw:style-name="gr26" draw:text-style-name="P13" draw:layer="layout" svg:x1="20.352cm" svg:y1="5.634cm" svg:x2="19.878cm" svg:y2="5.38cm">
            <text:p/>
          </draw:line>
          <draw:line draw:style-name="gr26" draw:text-style-name="P13" draw:layer="layout" svg:x1="20.365cm" svg:y1="5.113cm" svg:x2="19.891cm" svg:y2="5.367cm">
            <text:p/>
          </draw:line>
          <draw:line draw:style-name="gr26" draw:text-style-name="P13" draw:layer="layout" svg:x1="20.365cm" svg:y1="4.608cm" svg:x2="19.891cm" svg:y2="4.862cm">
            <text:p/>
          </draw:line>
          <draw:line draw:style-name="gr26" draw:text-style-name="P13" draw:layer="layout" svg:x1="20.341cm" svg:y1="4.613cm" svg:x2="20.108cm" svg:y2="4.492cm">
            <text:p/>
          </draw:line>
        </draw:g>
        <draw:custom-shape draw:style-name="gr5" draw:text-style-name="P5" draw:layer="layout" svg:width="0.395cm" svg:height="0.365cm" svg:x="5.762cm" svg:y="6.35cm">
          <text:p text:style-name="P5"/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027cm" svg:y1="7.25cm" svg:x2="7.25cm" svg:y2="7.25cm">
          <text:p/>
        </draw:line>
        <draw:line draw:style-name="gr30" draw:text-style-name="P1" draw:layer="layout" svg:x1="5.445cm" svg:y1="8.085cm" svg:x2="6.715cm" svg:y2="8.0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-BoldMT1" svg:font-family="Arial-Bold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-BoldMT" svg:font-family="Arial-BoldMT" style:font-family-generic="swiss" style:font-pitch="variable"/>
    <style:font-face style:name="Liberation Sans1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17:23:18.322775153</dc:date>
    <meta:editing-duration>PT1H50M42S</meta:editing-duration>
    <meta:editing-cycles>20</meta:editing-cycles>
    <meta:generator>LibreOffice/6.4.6.2$Linux_X86_64 LibreOffice_project/40$Build-2</meta:generator>
    <meta:document-statistic meta:object-count="161"/>
  </office:meta>
</office:document-meta>
</file>